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Geneva, Tahoma, sans-serif"/>
    <style:font-face style:name="courier new" svg:font-family="'courier new', courier, monospace"/>
    <style:font-face style:name="monospace" svg:font-family="monospac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style:line-height-at-least="0.198in" fo:orphans="2" fo:widows="2" fo:text-indent="0in" style:auto-text-indent="false"/>
    </style:style>
    <style:style style:name="P2" style:family="paragraph" style:parent-style-name="Text_20_body" style:list-style-name="L1">
      <style:paragraph-properties fo:margin-left="0in" fo:margin-right="0in" fo:margin-top="0.1252in" fo:margin-bottom="0.1252in" style:line-height-at-least="0.198in" fo:orphans="2" fo:widows="2" fo:text-indent="0in" style:auto-text-indent="false" fo:padding="0in" fo:border="none"/>
      <style:text-properties fo:font-variant="normal" fo:text-transform="none" fo:color="#282828" style:font-name="Verdana" fo:font-size="9.75pt" fo:letter-spacing="normal" fo:font-style="normal" fo:font-weight="normal"/>
    </style:style>
    <style:style style:name="P3" style:family="paragraph" style:parent-style-name="Text_20_body">
      <style:paragraph-properties fo:margin-left="0in" fo:margin-right="0in" style:line-height-at-least="0.198in" fo:orphans="2" fo:widows="2" fo:text-indent="0in" style:auto-text-indent="false"/>
    </style:style>
    <style:style style:name="P4" style:family="paragraph" style:parent-style-name="Text_20_body">
      <style:paragraph-properties fo:margin-left="0in" fo:margin-right="0in" style:line-height-at-least="0.198in" fo:orphans="2" fo:widows="2" fo:text-indent="0in" style:auto-text-indent="false"/>
      <style:text-properties fo:font-variant="normal" fo:text-transform="none" fo:color="#282828" style:font-name="Verdana" fo:font-size="9.75pt" fo:letter-spacing="normal" fo:font-style="normal" fo:font-weight="normal"/>
    </style:style>
    <style:style style:name="P5" style:family="paragraph" style:parent-style-name="Text_20_body" style:list-style-name="L1">
      <style:paragraph-properties fo:margin-top="0.1252in" fo:margin-bottom="0.1252in" style:line-height-at-least="0.198in" fo:orphans="2" fo:widows="2" fo:padding="0in" fo:border="none"/>
      <style:text-properties fo:font-variant="normal" fo:text-transform="none" fo:color="#282828" style:font-name="Verdana" fo:font-size="9.75pt" fo:letter-spacing="normal" fo:font-style="normal" fo:font-weight="normal"/>
    </style:style>
    <style:style style:name="P6" style:family="paragraph" style:parent-style-name="Text_20_body">
      <style:paragraph-properties fo:margin-left="0.4165in" fo:margin-right="0in" fo:margin-top="0in" fo:margin-bottom="0in" style:line-height-at-least="0.198in" fo:orphans="2" fo:widows="2" fo:text-indent="0in" style:auto-text-indent="false"/>
    </style:style>
    <style:style style:name="P7" style:family="paragraph" style:parent-style-name="Text_20_body">
      <style:paragraph-properties fo:margin-left="0.4165in" fo:margin-right="0in" fo:margin-top="0in" fo:margin-bottom="0in" style:line-height-at-least="0.198in" fo:orphans="2" fo:widows="2" fo:text-indent="0in" style:auto-text-indent="false"/>
      <style:text-properties fo:font-variant="normal" fo:text-transform="none" fo:color="#282828" style:font-name="Verdana" fo:font-size="9.75pt" fo:letter-spacing="normal" fo:font-style="normal" fo:font-weight="normal"/>
    </style:style>
    <style:style style:name="P8" style:family="paragraph" style:parent-style-name="Preformatted_20_Text">
      <style:paragraph-properties fo:margin-left="0.1043in" fo:margin-right="0in" fo:margin-top="0in" fo:margin-bottom="0.1965in" style:line-height-at-least="0.1563in" fo:orphans="2" fo:widows="2" fo:text-indent="0in" style:auto-text-indent="false" fo:background-color="#f8f8f8" fo:padding="0.052in" fo:border="0.0008in solid #c9c9c9">
        <style:background-image/>
      </style:paragraph-properties>
      <style:text-properties fo:font-variant="normal" fo:text-transform="none" fo:color="#282828" style:font-name="monospace" fo:font-size="8.25pt" fo:letter-spacing="normal" fo:font-style="normal" fo:font-weight="normal"/>
    </style:style>
    <style:style style:name="P9" style:family="paragraph" style:parent-style-name="Preformatted_20_Text">
      <style:paragraph-properties fo:margin-left="0.1043in" fo:margin-right="0in" style:line-height-at-least="0.1563in" fo:orphans="2" fo:widows="2" fo:text-indent="0in" style:auto-text-indent="false" fo:background-color="#f8f8f8" fo:padding="0.052in" fo:border="0.0008in solid #c9c9c9">
        <style:background-image/>
      </style:paragraph-properties>
      <style:text-properties fo:font-variant="normal" fo:text-transform="none" fo:color="#282828" style:font-name="monospace" fo:font-size="8.25pt" fo:letter-spacing="normal" fo:font-style="normal" fo:font-weight="normal"/>
    </style:style>
    <style:style style:name="P10" style:family="paragraph" style:parent-style-name="Preformatted_20_Text">
      <style:paragraph-properties fo:margin-left="0.1043in" fo:margin-right="0in" style:line-height-at-least="0.1563in" fo:orphans="2" fo:widows="2" fo:text-indent="0in" style:auto-text-indent="false" fo:background-color="#f8f8f8" fo:padding="0.052in" fo:border="0.0008in solid #c9c9c9">
        <style:background-image/>
      </style:paragraph-properties>
      <style:text-properties fo:font-variant="normal" fo:text-transform="none" fo:color="#282828" fo:letter-spacing="normal"/>
    </style:style>
    <style:style style:name="P11" style:family="paragraph" style:parent-style-name="Preformatted_20_Text">
      <style:paragraph-properties fo:margin-left="0.1043in" fo:margin-right="0in" style:line-height-at-least="0.1563in" fo:orphans="2" fo:widows="2" fo:text-indent="0in" style:auto-text-indent="false" fo:background-color="#f8f8f8" fo:padding="0.052in" fo:border="0.0008in solid #c9c9c9">
        <style:background-image/>
      </style:paragraph-properties>
      <style:text-properties fo:font-variant="normal" fo:text-transform="none" fo:color="#880000" style:font-name="monospace" fo:font-size="8.25pt" fo:letter-spacing="normal" fo:font-style="normal" fo:font-weight="normal"/>
    </style:style>
    <style:style style:name="T1" style:family="text">
      <style:text-properties fo:font-variant="normal" fo:text-transform="none" fo:color="#282828" style:font-name="Verdana" fo:letter-spacing="normal" fo:font-style="normal" style:text-underline-style="solid" style:text-underline-width="auto" style:text-underline-color="font-color" fo:font-weight="bold"/>
    </style:style>
    <style:style style:name="T2" style:family="text">
      <style:text-properties fo:font-variant="normal" fo:text-transform="none" fo:color="#282828" style:font-name="Verdana" fo:letter-spacing="normal" fo:font-style="normal" fo:font-weight="normal"/>
    </style:style>
    <style:style style:name="T3" style:family="text">
      <style:text-properties fo:font-variant="normal" fo:text-transform="none" fo:color="#282828" style:font-name="Verdana" fo:font-size="9.75pt" fo:letter-spacing="normal" fo:font-style="normal" fo:font-weight="normal"/>
    </style:style>
    <style:style style:name="T4" style:family="text">
      <style:text-properties fo:font-variant="normal" fo:text-transform="none" fo:color="#282828" style:font-name="Verdana" fo:font-size="9.75pt" fo:letter-spacing="normal" fo:font-style="normal" fo:font-weight="bold"/>
    </style:style>
    <style:style style:name="T5" style:family="text">
      <style:text-properties fo:font-variant="normal" fo:text-transform="none" fo:color="#282828" style:font-name="Verdana" fo:font-size="9.75pt" fo:letter-spacing="normal" fo:font-style="italic" fo:font-weight="normal"/>
    </style:style>
    <style:style style:name="T6" style:family="text">
      <style:text-properties fo:font-variant="normal" fo:text-transform="none" fo:color="#282828" fo:letter-spacing="normal"/>
    </style:style>
    <style:style style:name="T7" style:family="text">
      <style:text-properties fo:font-variant="normal" fo:text-transform="none" fo:color="#282828" fo:font-size="9.75pt" fo:letter-spacing="normal" fo:font-style="normal" fo:font-weight="normal"/>
    </style:style>
    <style:style style:name="T8" style:family="text">
      <style:text-properties fo:font-variant="normal" fo:text-transform="none" fo:color="#282828" style:font-name="courier new" fo:font-size="9.75pt" fo:letter-spacing="normal" fo:font-style="normal" fo:font-weight="normal"/>
    </style:style>
    <style:style style:name="T9" style:family="text">
      <style:text-properties fo:font-variant="normal" fo:text-transform="none" fo:color="#3072b3" style:font-name="Verdana" fo:font-size="9.75pt" fo:letter-spacing="normal" fo:font-style="normal" style:text-underline-style="solid" style:text-underline-width="auto" style:text-underline-color="font-color" fo:font-weight="normal"/>
    </style:style>
    <style:style style:name="T10" style:family="text">
      <style:text-properties fo:color="#666600"/>
    </style:style>
    <style:style style:name="T11" style:family="text">
      <style:text-properties fo:color="#666600" style:font-name="monospace" fo:font-size="8.25pt" fo:font-style="normal" fo:font-weight="normal"/>
    </style:style>
    <style:style style:name="T12" style:family="text">
      <style:text-properties fo:color="#000000"/>
    </style:style>
    <style:style style:name="T13" style:family="text">
      <style:text-properties fo:color="#000000" style:font-name="monospace" fo:font-size="8.25pt" fo:font-style="normal" fo:font-weight="normal"/>
    </style:style>
    <style:style style:name="T14" style:family="text">
      <style:text-properties fo:color="#006666"/>
    </style:style>
    <style:style style:name="T15" style:family="text">
      <style:text-properties fo:color="#006666" style:font-name="monospace" fo:font-size="8.25pt" fo:font-style="normal" fo:font-weight="normal"/>
    </style:style>
    <style:style style:name="T16" style:family="text">
      <style:text-properties fo:color="#660066"/>
    </style:style>
    <style:style style:name="T17" style:family="text">
      <style:text-properties fo:color="#660066" style:font-name="monospace" fo:font-size="8.25pt" fo:font-style="normal" fo:font-weight="normal"/>
    </style:style>
    <style:style style:name="T18" style:family="text">
      <style:text-properties style:font-name="courier new"/>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Quick start</text:span></text:span><text:line-break/><text:line-break/><text:span text:style-name="T3">Click </text:span><text:span text:style-name="T6"><draw:frame draw:style-name="fr1" draw:name="graphics1" text:anchor-type="as-char" svg:width="0.1665in" svg:height="0.1665in" draw:z-index="0"><draw:image xlink:href="http://copy.mcft.net/mc/INVedit/images/new.png" xlink:type="simple" xlink:show="embed" xlink:actuate="onLoad"/></draw:frame></text:span><text:span text:style-name="T6"> </text:span><text:span text:style-name="Strong_20_Emphasis"><text:span text:style-name="T4">New</text:span></text:span><text:span text:style-name="T6"> </text:span><text:span text:style-name="T3">if you want to create a completely new inventory.</text:span><text:line-break/><text:span text:style-name="T3">Click </text:span><text:span text:style-name="T6"><draw:frame draw:style-name="fr1" draw:name="graphics2" text:anchor-type="as-char" svg:width="0.1665in" svg:height="0.1665in" draw:z-index="1"><draw:image xlink:href="http://copy.mcft.net/mc/INVedit/images/open.png" xlink:type="simple" xlink:show="embed" xlink:actuate="onLoad"/></draw:frame></text:span><text:span text:style-name="T6"> </text:span><text:span text:style-name="Strong_20_Emphasis"><text:span text:style-name="T4">Open</text:span></text:span><text:span text:style-name="T6"> </text:span><text:span text:style-name="T3">to open an .inv or .dat file.</text:span><text:line-break/><text:span text:style-name="T3">Now edit your inventory by dragging and dropping items from the item list at the right, moving them around or modifying their count or damage.</text:span><text:line-break/><text:span text:style-name="T3">At last, </text:span><text:span text:style-name="T6"><draw:frame draw:style-name="fr1" draw:name="graphics3" text:anchor-type="as-char" svg:width="0.1665in" svg:height="0.1665in" draw:z-index="2"><draw:image xlink:href="http://copy.mcft.net/mc/INVedit/images/save.png" xlink:type="simple" xlink:show="embed" xlink:actuate="onLoad"/></draw:frame></text:span><text:span text:style-name="T6"> </text:span><text:span text:style-name="Strong_20_Emphasis"><text:span text:style-name="T4">Save</text:span></text:span><text:span text:style-name="T6"> </text:span><text:span text:style-name="T3">it as and .inv file or save over an existing .dat file to modify the inventory inside.</text:span><text:line-break/><text:span text:style-name="T3">Make sure you </text:span><text:span text:style-name="Strong_20_Emphasis"><text:span text:style-name="T4">exit the world before editing it</text:span></text:span><text:span text:style-name="T3">, the changes won't affect a running game.</text:span><text:line-break/><text:line-break/><text:span text:style-name="T3">Click the small arrows next to open or save to use the </text:span><text:span text:style-name="Strong_20_Emphasis"><text:span text:style-name="T4">quick-load/save feature</text:span></text:span><text:span text:style-name="T3">:</text:span><text:line-break/><text:span text:style-name="T6"><draw:frame draw:style-name="fr1" draw:name="graphics4" text:anchor-type="as-char" svg:width="2.1252in" svg:height="0.9898in" draw:z-index="3"><draw:image xlink:href="http://copy.mcft.net/mc/INVedit/screens/quickload.png" xlink:type="simple" xlink:show="embed" xlink:actuate="onLoad"/></draw:frame></text:span><text:line-break/><text:line-break/><text:span text:style-name="T3">Items are grouped together, you can switch between these groups by clicking on them.</text:span><text:line-break/><text:span text:style-name="T3">You can also filter for any item with the search bar:</text:span><text:line-break/><text:span text:style-name="T6"><draw:frame draw:style-name="fr1" draw:name="graphics5" text:anchor-type="as-char" svg:width="2.3126in" svg:height="1.9272in" draw:z-index="4"><draw:image xlink:href="http://copy.mcft.net/mc/INVedit/screens/search.png" xlink:type="simple" xlink:show="embed" xlink:actuate="onLoad"/></draw:frame></text:span><text:line-break/><text:line-break/><text:line-break/><text:span text:style-name="Strong_20_Emphasis"><text:span text:style-name="T1">Out of bounds</text:span></text:span><text:line-break/><text:line-break/><text:span text:style-name="T6"><draw:frame draw:style-name="fr1" draw:name="graphics6" text:anchor-type="as-char" svg:width="2.6043in" svg:height="0.5209in" draw:z-index="5"><draw:image xlink:href="http://copy.mcft.net/mc/INVedit/screens/bounds.png" xlink:type="simple" xlink:show="embed" xlink:actuate="onLoad"/></draw:frame></text:span><text:line-break/><text:line-break/><text:span text:style-name="Strong_20_Emphasis"><text:span text:style-name="T4">1)</text:span></text:span><text:span text:style-name="T6"> </text:span><text:span text:style-name="T3">A simple iron pickaxe, which is damaged a little bit.</text:span><text:line-break/><text:span text:style-name="Strong_20_Emphasis"><text:span text:style-name="T4">2)</text:span></text:span><text:span text:style-name="T6"> </text:span><text:span text:style-name="T3">A gold shovel with negative damage. Negative damage means more uses. Minimum is -32657.</text:span><text:line-break/><text:span text:style-name="Strong_20_Emphasis"><text:span text:style-name="T4">3)</text:span></text:span><text:span text:style-name="T6"> </text:span><text:span text:style-name="T3">64 cobblestone blocks, with positive damage. Tools with damage above their maximum will have their damage displayed like this as well.</text:span><text:line-break/><text:span text:style-name="Strong_20_Emphasis"><text:span text:style-name="T4">4)</text:span></text:span><text:span text:style-name="T6"> </text:span><text:span text:style-name="T3">255 dirt blocks. Note the red border of the text. Same with stacked tools, since you can't do that ingame.</text:span><text:line-break/><text:span text:style-name="Strong_20_Emphasis"><text:span text:style-name="T4">5)</text:span></text:span><text:span text:style-name="T6"> </text:span><text:span text:style-name="T3">A nonexistent item with ID 80.</text:span></text:p>
      <text:list xml:id="list1780453432060314792" text:style-name="L1">
        <text:list-item>
          <text:p text:style-name="P2">Tools and armor with negative damage are useful, because it means they have more durability than they normally have.</text:p>
        </text:list-item>
        <text:list-item>
          <text:p text:style-name="P5"><text:soft-page-break/>Setting the damage of blocks to anything but 0 or tools above their maximum doesn't do anything (except destroying the tool with the next use). There are a few special blocks and items, where damage is used to distinguish different versions of the same item, for example wool.</text:p>
        </text:list-item>
        <text:list-item>
          <text:p text:style-name="P5">You can carry multiple tools in one slot. It won't destroy the whole stack if one tools is destroyed.</text:p>
        </text:list-item>
        <text:list-item>
          <text:p text:style-name="P5">When setting block counts to a high number (e.g. 255), they count as infinite as long as you don't restart the game.</text:p>
        </text:list-item>
        <text:list-item>
          <text:p text:style-name="P5">Java's bytes are signed (-128 to 127) whereas C#'s are unsigned (0 to 255). You can notice this ingame, when stacks of blocks or items larger than 127 disappear, do nothing or don't work as expected.</text:p>
        </text:list-item>
      </text:list>
      <text:p text:style-name="P3"><text:span text:style-name="Strong_20_Emphasis"><text:span text:style-name="T1">Other controls</text:span></text:span><text:line-break/><text:line-break/><text:span text:style-name="Strong_20_Emphasis"><text:span text:style-name="T4">Delete:</text:span></text:span><text:span text:style-name="T6"> </text:span><text:span text:style-name="T3">Deletes the selected item.</text:span><text:line-break/><text:line-break/><text:span text:style-name="Emphasis"><text:span text:style-name="T5">When dragging:</text:span></text:span><text:line-break/><text:span text:style-name="Strong_20_Emphasis"><text:span text:style-name="T4">Normal:</text:span></text:span><text:span text:style-name="T6"> </text:span><text:span text:style-name="T3">Move/swap items.</text:span><text:line-break/><text:span text:style-name="Strong_20_Emphasis"><text:span text:style-name="T4">Ctrl:</text:span></text:span><text:span text:style-name="T6"> </text:span><text:span text:style-name="T3">Copy items. Overwrites existing items.</text:span><text:line-break/><text:span text:style-name="Strong_20_Emphasis"><text:span text:style-name="T4">Alt:</text:span></text:span><text:span text:style-name="T6"> </text:span><text:span text:style-name="T3">Split items. Like right-clicking ingame.</text:span><text:line-break/><text:line-break/><text:span text:style-name="Emphasis"><text:span text:style-name="T5">When item slot is selected and scrolling the mouse wheel:</text:span></text:span><text:line-break/><text:span text:style-name="Strong_20_Emphasis"><text:span text:style-name="T4">Normal:</text:span></text:span><text:span text:style-name="T6"> </text:span><text:span text:style-name="T3">Change count.</text:span><text:line-break/><text:span text:style-name="Strong_20_Emphasis"><text:span text:style-name="T4">Shift:</text:span></text:span><text:span text:style-name="T6"> </text:span><text:span text:style-name="T3">Change damage.</text:span><text:line-break/><text:span text:style-name="Strong_20_Emphasis"><text:span text:style-name="T4">Ctrl:</text:span></text:span><text:span text:style-name="T6"> </text:span><text:span text:style-name="T3">Modify x4.</text:span><text:line-break/><text:line-break/><text:line-break/><text:span text:style-name="Strong_20_Emphasis"><text:span text:style-name="T1">Editing items.txt</text:span></text:span><text:line-break/><text:line-break/><text:span text:style-name="T3">Even tho it should be self-explanatory, I'll tell you how it works.</text:span><text:line-break/><text:span text:style-name="T3">Here is a valid items.txt example file:</text:span></text:p>
      <text:p text:style-name="P9"><text:span text:style-name="T10">:</text:span><text:span text:style-name="T12">version </text:span><text:span text:style-name="T14">0</text:span></text:p>
      <text:p text:style-name="P11"># This is a comment, just for decoration</text:p>
      <text:p text:style-name="P10"><text:span text:style-name="T12">  </text:span><text:span text:style-name="T15">1</text:span><text:span text:style-name="T13">  </text:span><text:span text:style-name="T17">Stone</text:span><text:span text:style-name="T13">                terrain</text:span><text:span text:style-name="T11">.</text:span><text:span text:style-name="T13">png  </text:span><text:span text:style-name="T15">1</text:span><text:span text:style-name="T11">,</text:span><text:span text:style-name="T15">0</text:span></text:p>
      <text:p text:style-name="P10"><text:span text:style-name="T12">  </text:span><text:span text:style-name="T15">4</text:span><text:span text:style-name="T13">  </text:span><text:span text:style-name="T17">Cobblestone</text:span><text:span text:style-name="T13">        terrain</text:span><text:span text:style-name="T11">.</text:span><text:span text:style-name="T13">png  </text:span><text:span text:style-name="T15">0</text:span><text:span text:style-name="T11">,</text:span><text:span text:style-name="T15">1</text:span></text:p>
      <text:p text:style-name="P10"><text:span text:style-name="T12"> </text:span><text:span text:style-name="T15">48</text:span><text:span text:style-name="T13">  </text:span><text:span text:style-name="T17">Moss_Stone</text:span><text:span text:style-name="T13">  terrain</text:span><text:span text:style-name="T11">.</text:span><text:span text:style-name="T13">png  </text:span><text:span text:style-name="T15">4</text:span><text:span text:style-name="T11">,</text:span><text:span text:style-name="T15">2</text:span></text:p>
      <text:p text:style-name="P10"><text:span text:style-name="T12">  </text:span><text:span text:style-name="T15">5</text:span><text:span text:style-name="T13">  </text:span><text:span text:style-name="T17">Wooden_Planks</text:span><text:span text:style-name="T13">  terrain</text:span><text:span text:style-name="T11">.</text:span><text:span text:style-name="T13">png  </text:span><text:span text:style-name="T15">4</text:span><text:span text:style-name="T11">,</text:span><text:span text:style-name="T15">0</text:span></text:p>
      <text:p text:style-name="P10"><text:span text:style-name="T12"> </text:span><text:span text:style-name="T15">17</text:span><text:span text:style-name="T13">  </text:span><text:span text:style-name="T17">Wood</text:span><text:span text:style-name="T13">                  terrain</text:span><text:span text:style-name="T11">.</text:span><text:span text:style-name="T13">png  </text:span><text:span text:style-name="T15">4</text:span><text:span text:style-name="T11">,</text:span><text:span text:style-name="T15">1</text:span><text:span text:style-name="T13">   </text:span><text:span text:style-name="T15">0</text:span></text:p>
      <text:p text:style-name="P10"><text:span text:style-name="T12"> </text:span><text:span text:style-name="T15">17</text:span><text:span text:style-name="T13">  </text:span><text:span text:style-name="T17">Dark_Wood</text:span><text:span text:style-name="T13">    terrain</text:span><text:span text:style-name="T11">.</text:span><text:span text:style-name="T13">png  </text:span><text:span text:style-name="T15">4</text:span><text:span text:style-name="T11">,</text:span><text:span text:style-name="T15">7</text:span><text:span text:style-name="T13">   </text:span><text:span text:style-name="T15">1</text:span></text:p>
      <text:p text:style-name="P10"><text:span text:style-name="T12"> </text:span><text:span text:style-name="T15">17</text:span><text:span text:style-name="T13">  </text:span><text:span text:style-name="T17">Birch_Wood</text:span><text:span text:style-name="T13">  terrain</text:span><text:span text:style-name="T11">.</text:span><text:span text:style-name="T13">png  </text:span><text:span text:style-name="T15">5</text:span><text:span text:style-name="T11">,</text:span><text:span text:style-name="T15">7</text:span><text:span text:style-name="T13">   </text:span><text:span text:style-name="T15">2</text:span></text:p>
      <text:p text:style-name="P9"><text:span text:style-name="T14">266</text:span><text:span text:style-name="T12">  </text:span><text:span text:style-name="T16">Gold_Ingot</text:span><text:span text:style-name="T12">    items</text:span><text:span text:style-name="T10">.</text:span><text:span text:style-name="T12">png  </text:span><text:span text:style-name="T14">7</text:span><text:span text:style-name="T10">,</text:span><text:span text:style-name="T14">2</text:span></text:p>
      <text:p text:style-name="P9"><text:span text:style-name="T14">278</text:span><text:span text:style-name="T12">  </text:span><text:span text:style-name="T16">Diamond_Pickaxe</text:span><text:span text:style-name="T12">  items</text:span><text:span text:style-name="T10">.</text:span><text:span text:style-name="T12">png  </text:span><text:span text:style-name="T14">3</text:span><text:span text:style-name="T10">,</text:span><text:span text:style-name="T14">6</text:span><text:span text:style-name="T12">   </text:span><text:span text:style-name="T10">+</text:span><text:span text:style-name="T14">1024</text:span></text:p>
      <text:p text:style-name="P9"><text:span text:style-name="T14">332</text:span><text:span text:style-name="T12">  </text:span><text:span text:style-name="T16">Snowball</text:span><text:span text:style-name="T12">            items</text:span><text:span text:style-name="T10">.</text:span><text:span text:style-name="T12">png  </text:span><text:span text:style-name="T14">14</text:span><text:span text:style-name="T10">,</text:span><text:span text:style-name="T14">0</text:span><text:span text:style-name="T12">  x16</text:span></text:p>
      <text:p text:style-name="P9"><text:span text:style-name="T14">345</text:span><text:span text:style-name="T12">  </text:span><text:span text:style-name="T16">Compass</text:span><text:span text:style-name="T12">              items</text:span><text:span text:style-name="T10">.</text:span><text:span text:style-name="T12">png  </text:span><text:span text:style-name="T14">6</text:span><text:span text:style-name="T10">,</text:span><text:span text:style-name="T14">3</text:span><text:span text:style-name="T12">   </text:span><text:span text:style-name="T10">(</text:span><text:span text:style-name="T12">x1</text:span><text:span text:style-name="T10">)</text:span></text:p>
      <text:p text:style-name="P9"><text:span text:style-name="T10">~</text:span><text:span text:style-name="T12"> </text:span><text:span text:style-name="T16">Stone</text:span><text:span text:style-name="T12">  </text:span><text:span text:style-name="T14">4</text:span><text:span text:style-name="T12">      </text:span><text:span text:style-name="T14">1</text:span><text:span text:style-name="T10">,</text:span><text:span text:style-name="T14">4</text:span><text:span text:style-name="T10">,</text:span><text:span text:style-name="T14">48</text:span></text:p>
      <text:p text:style-name="P9"><text:span text:style-name="T10">~</text:span><text:span text:style-name="T12"> </text:span><text:span text:style-name="T16">Wood</text:span><text:span text:style-name="T12">   </text:span><text:span text:style-name="T14">17</text:span><text:span text:style-name="T12">   </text:span><text:span text:style-name="T14">5</text:span><text:span text:style-name="T10">,</text:span><text:span text:style-name="T14">17</text:span></text:p>
      <text:p text:style-name="P9"><text:soft-page-break/><text:span text:style-name="T10">~</text:span><text:span text:style-name="T12"> </text:span><text:span text:style-name="T16">Items</text:span><text:span text:style-name="T12">  </text:span><text:span text:style-name="T14">266</text:span><text:span text:style-name="T12">  </text:span><text:span text:style-name="T14">266</text:span><text:span text:style-name="T10">,</text:span><text:span text:style-name="T14">278</text:span><text:span text:style-name="T10">,</text:span><text:span text:style-name="T14">297</text:span><text:span text:style-name="T10">,</text:span><text:span text:style-name="T14">332</text:span></text:p>
      <text:p text:style-name="P8"><text:span text:style-name="T10">+</text:span><text:span text:style-name="T12"> </text:span><text:span text:style-name="T14">35</text:span><text:span text:style-name="T12"> </text:span><text:span text:style-name="T16">Fortune</text:span><text:span text:style-name="T12"> </text:span><text:span text:style-name="T14">3</text:span><text:span text:style-name="T12"> </text:span><text:span text:style-name="T14">278</text:span></text:p>
      <text:p text:style-name="P3"><text:span text:style-name="T2">(Sorry or the messy example, this markup is screwing with my whitespace.)</text:span><text:line-break/><text:span text:style-name="T3">The version value is used for checking for updates.</text:span><text:line-break/><text:span text:style-name="T3">If you want to update, but also want to keep your items.txt, simply back it up.</text:span><text:line-break/><text:line-break/><text:span text:style-name="T3">INVedits loads the file line by line and tries to parse it.</text:span><text:line-break/><text:span text:style-name="T3">These lines are divided into columns, which are seperated by spaces.</text:span><text:line-break/><text:span text:style-name="T7">&lt;ID&gt;  &lt;name&gt;  &lt;image file&gt;  &lt;image coords&gt;  (&lt;damage/stack&gt;)</text:span></text:p>
      <text:p text:style-name="P6"><text:span text:style-name="T3">The first value is the item's </text:span><text:span text:style-name="T8">ID</text:span><text:span text:style-name="T3">, you can find the IDs of items for example </text:span><text:a xlink:type="simple" xlink:href="http://www.minecraftwiki.net/wiki/Data_values"><text:span text:style-name="T9">here</text:span></text:a><text:span text:style-name="T3">.<text:line-break/>The second one is obviously the </text:span><text:span text:style-name="T8">name</text:span><text:span text:style-name="T3">. Any spaces have to be replaced with an underscore.<text:line-break/>Next up is the </text:span><text:span text:style-name="T8">image file</text:span><text:span text:style-name="T3"> where the item icon can be found.<text:line-break/>The next two values are the </text:span><text:span text:style-name="T8">image coords</text:span><text:span text:style-name="T3"> where the icon is located. </text:span><text:span text:style-name="T8">15,15</text:span><text:span text:style-name="T3"> would be the bottom right one.</text:span></text:p>
      <text:p text:style-name="P4">The last column is optional and contains one of these:</text:p>
      <text:p text:style-name="P7">The <text:span text:style-name="T18">damage</text:span> value of an item. This is used by Minecraft to identify items which have the same ID, e.g. wood.<text:line-break/>The maximum <text:span text:style-name="T18">damage</text:span> of a tool. Begins with a "+".<text:line-break/>The maximum stack count of a block or item. Begins with an "x".<text:line-break/>If the stack count is in brackets, that means INVedit will create them with that count. For example workbenches and compasses can be stacked, but there is no reason to do that.</text:p>
      <text:p text:style-name="P3"><text:line-break/><text:span text:style-name="T3">Lines which define a group start with "~".</text:span><text:line-break/><text:span text:style-name="T7">~ &lt;name&gt;  &lt;icon&gt;  &lt;items&gt;</text:span></text:p>
      <text:p text:style-name="P7">The <text:span text:style-name="T18">name</text:span> will not be displayed in INVedit.<text:line-break/><text:span text:style-name="T18">icon</text:span> is an item ID. Its image will be used as icon for the group.</text:p>
      <text:p text:style-name="P3"><text:line-break/><text:span text:style-name="T3">Lines starting with "+" define enchantments.</text:span><text:line-break/><text:span text:style-name="T7">+ &lt;ID&gt;  &lt;name&gt;  &lt;max level&gt;  &lt;enchantable items&gt;</text:span><text:line-break/><text:span text:style-name="T3">Again, the </text:span><text:span text:style-name="T7">name</text:span><text:span text:style-name="T6"> </text:span><text:span text:style-name="T3">needs to have its spaces replaced with an underscore.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Geneva, Tahoma, sans-serif"/>
    <style:font-face style:name="courier new" svg:font-family="'courier new', courier, monospace"/>
    <style:font-face style:name="monospace" svg:font-family="monospac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lsey Helmick</meta:initial-creator>
    <meta:creation-date>2012-10-23T17:58:43.65</meta:creation-date>
    <meta:document-statistic meta:table-count="0" meta:image-count="6" meta:object-count="0" meta:page-count="3" meta:paragraph-count="31" meta:word-count="770" meta:character-count="4475"/>
    <dc:date>2012-10-23T18:00:09.94</dc:date>
    <dc:creator>Kelsey Helmick</dc:creator>
    <meta:editing-duration>PT1M29S</meta:editing-duration>
    <meta:editing-cycles>1</meta:editing-cycles>
    <meta:generator>OpenOffice.org/3.4.1$Win32 OpenOffice.org_project/341m1$Build-9593</meta:generator>
  </office:meta>
</office:document-meta>
</file>